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b8a17" officeooo:paragraph-rsid="001b8a17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b8a17" officeooo:paragraph-rsid="001b8a17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e287d" officeooo:paragraph-rsid="001e287d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b8a17" officeooo:paragraph-rsid="001b8a17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b8a17" officeooo:paragraph-rsid="001d5705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b8a17" officeooo:paragraph-rsid="001e287d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e287d" officeooo:paragraph-rsid="001e287d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d5705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d5705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officeooo:rsid="001d5705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 to Networking</text:p>
      <text:p text:style-name="P2">Ido Zeira 322607177</text:p>
      <text:p text:style-name="P4"/>
      <text:p text:style-name="P6"><text:span text:style-name="T8">1.</text:span></text:p>
      <text:p text:style-name="P6">A sends a message to B, between them, 2 routers.</text:p>
      <text:p text:style-name="P4"><text:tab/>MTU(A→ R<text:span text:style-name="T2">1</text:span>) = <text:s/><text:span text:style-name="T7">1500B</text:span></text:p>
      <text:p text:style-name="P4"><text:tab/><text:span text:style-name="T7">MTU(R</text:span><text:span text:style-name="T3">1 </text:span><text:span text:style-name="T5">→ R</text:span><text:span text:style-name="T3">2</text:span><text:span text:style-name="T7">) = 1500B</text:span></text:p>
      <text:p text:style-name="P5"><text:span text:style-name="T7"><text:tab/>MTU(R</text:span><text:span text:style-name="T3">2 </text:span><text:span text:style-name="T5">→ B</text:span><text:span text:style-name="T7">) = 660B</text:span></text:p>
      <text:p text:style-name="P7">A sends 1980B of data to B, using UDP:</text:p>
      <text:p text:style-name="P3"><text:span text:style-name="T4">R</text:span><text:span text:style-name="T2">1 </text:span><text:span text:style-name="T4">Receives P</text:span><text:span text:style-name="T2">0 </text:span>(1480 Application layer data + 20B Header IP)<text:span text:style-name="T1">:</text:span></text:p>
      <text:p text:style-name="P3"><text:span text:style-name="T1">Header IP = [<text:tab/>Offset = 0, </text:span></text:p>
      <text:p text:style-name="P3"><text:span text:style-name="T1"><text:tab/><text:tab/>DF = 0, </text:span></text:p>
      <text:p text:style-name="P3"><text:span text:style-name="T1"><text:tab/><text:tab/>MF = 1,</text:span></text:p>
      <text:p text:style-name="P3"><text:span text:style-name="T1"><text:tab/><text:tab/>IP-ID = 2B of data describing who owns the packet (Frame)].</text:span>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20:55:55.790247617</meta:creation-date>
    <dc:date>2020-01-06T21:07:46.634747686</dc:date>
    <meta:editing-duration>PT11M50S</meta:editing-duration>
    <meta:editing-cycles>3</meta:editing-cycles>
    <meta:generator>LibreOffice/6.1.6.3$Linux_X86_64 LibreOffice_project/10$Build-3</meta:generator>
    <meta:document-statistic meta:table-count="0" meta:image-count="0" meta:object-count="0" meta:page-count="1" meta:paragraph-count="13" meta:word-count="75" meta:character-count="353" meta:non-whitespace-character-count="279"/>
  </office:meta>
</office:document-meta>
</file>